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1000002216BB3AE879D19C496.png" manifest:media-type="image/png"/>
  <manifest:file-entry manifest:full-path="Pictures/100049E80000297200003854B412CF6B90073DAC.svg" manifest:media-type="image/svg+xml"/>
  <manifest:file-entry manifest:full-path="Pictures/100002010000024500000065FA4982660FF6E3E4.png" manifest:media-type="image/png"/>
  <manifest:file-entry manifest:full-path="Pictures/10003D1900005D1F000025EEA97E0368E71923FD.svg" manifest:media-type="image/svg+xml"/>
  <manifest:file-entry manifest:full-path="Pictures/1000D51800006F2A00005E42D7D27891DE6E7C62.svg" manifest:media-type="image/svg+xml"/>
  <manifest:file-entry manifest:full-path="Pictures/10000201000003850000016FC503712696216A3B.png" manifest:media-type="image/png"/>
  <manifest:file-entry manifest:full-path="Pictures/1000020100000312000001528B937CFB7319E7FA.png" manifest:media-type="image/png"/>
  <manifest:file-entry manifest:full-path="Pictures/1000267D0000570600001B9874F827B231F7DDF0.svg" manifest:media-type="image/svg+xml"/>
  <manifest:file-entry manifest:full-path="Pictures/10001CFD00003C0C00000A70AE7C86E0A49253FB.svg" manifest:media-type="image/svg+xml"/>
  <manifest:file-entry manifest:full-path="Pictures/100032D50000513C000022EFC9F7CB5B9A2FEE6A.svg" manifest:media-type="image/svg+xml"/>
  <manifest:file-entry manifest:full-path="Pictures/100002010000034A0000010BD4353345B41057DD.png" manifest:media-type="image/png"/>
  <manifest:file-entry manifest:full-path="Pictures/10000201000003000000028B2BC82D5948694EA0.png" manifest:media-type="image/png"/>
  <manifest:file-entry manifest:full-path="Pictures/10001899000031B6000018E804DF1F6C460FB613.svg" manifest:media-type="image/svg+xml"/>
  <manifest:file-entry manifest:full-path="Pictures/100087C50000424000003182A37258F507F770F9.svg" manifest:media-type="image/svg+xml"/>
  <manifest:file-entry manifest:full-path="Pictures/1000020100000281000001DF738380898399641E.png" manifest:media-type="image/png"/>
  <manifest:file-entry manifest:full-path="Pictures/10000201000001E1000000F14F1788018A27AD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978cm" svg:x="0.842cm" svg:y="1.15cm">
          <draw:image xlink:href="Pictures/10003D1900005D1F000025EEA97E0368E71923FD.svg" xlink:type="simple" xlink:show="embed" xlink:actuate="onLoad" draw:mime-type="image/svg+xml">
            <text:p/>
          </draw:image>
          <draw:image xlink:href="Pictures/10000201000003850000016FC503712696216A3B.png" xlink:type="simple" xlink:show="embed" xlink:actuate="onLoad" draw:mime-type="image/png"/>
        </draw:frame>
        <draw:frame draw:style-name="gr1" draw:text-style-name="P1" draw:layer="layout" svg:width="19.589cm" svg:height="6.21cm" svg:x="1.001cm" svg:y="9.395cm">
          <draw:image xlink:href="Pictures/1000267D0000570600001B9874F827B231F7DDF0.svg" xlink:type="simple" xlink:show="embed" xlink:actuate="onLoad" draw:mime-type="image/svg+xml">
            <text:p/>
          </draw:image>
          <draw:image xlink:href="Pictures/100002010000034A0000010BD4353345B41057DD.png" xlink:type="simple" xlink:show="embed" xlink:actuate="onLoad" draw:mime-type="image/png"/>
        </draw:frame>
        <draw:frame draw:style-name="gr1" draw:text-style-name="P1" draw:layer="layout" svg:width="19.589cm" svg:height="8.423cm" svg:x="1cm" svg:y="15.818cm">
          <draw:image xlink:href="Pictures/100032D50000513C000022EFC9F7CB5B9A2FEE6A.svg" xlink:type="simple" xlink:show="embed" xlink:actuate="onLoad" draw:mime-type="image/svg+xml">
            <text:p/>
          </draw:image>
          <draw:image xlink:href="Pictures/1000020100000312000001528B937CFB7319E7FA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6.959cm" svg:height="12.673cm" svg:x="2.202cm" svg:y="1.381cm">
          <draw:image xlink:href="Pictures/100087C50000424000003182A37258F507F770F9.svg" xlink:type="simple" xlink:show="embed" xlink:actuate="onLoad" draw:mime-type="image/svg+xml">
            <text:p/>
          </draw:image>
          <draw:image xlink:href="Pictures/1000020100000281000001DF738380898399641E.png" xlink:type="simple" xlink:show="embed" xlink:actuate="onLoad" draw:mime-type="image/png"/>
        </draw:frame>
        <draw:frame draw:style-name="gr1" draw:text-style-name="P1" draw:layer="layout" svg:width="12.725cm" svg:height="6.375cm" svg:x="3.388cm" svg:y="14.843cm">
          <draw:image xlink:href="Pictures/10001899000031B6000018E804DF1F6C460FB613.svg" xlink:type="simple" xlink:show="embed" xlink:actuate="onLoad" draw:mime-type="image/svg+xml">
            <text:p/>
          </draw:image>
          <draw:image xlink:href="Pictures/10000201000001E1000000F14F1788018A27AD51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6.609cm" svg:x="1.001cm" svg:y="1cm">
          <draw:image xlink:href="Pictures/1000D51800006F2A00005E42D7D27891DE6E7C62.svg" xlink:type="simple" xlink:show="embed" xlink:actuate="onLoad" draw:mime-type="image/svg+xml">
            <text:p/>
          </draw:image>
          <draw:image xlink:href="Pictures/10000201000003000000028B2BC82D5948694EA0.png" xlink:type="simple" xlink:show="embed" xlink:actuate="onLoad" draw:mime-type="image/png"/>
        </draw:frame>
        <draw:frame draw:style-name="gr1" draw:text-style-name="P1" draw:layer="layout" svg:width="15.371cm" svg:height="2.671cm" svg:x="2.901cm" svg:y="19.919cm">
          <draw:image xlink:href="Pictures/10001CFD00003C0C00000A70AE7C86E0A49253FB.svg" xlink:type="simple" xlink:show="embed" xlink:actuate="onLoad" draw:mime-type="image/svg+xml">
            <text:p/>
          </draw:image>
          <draw:image xlink:href="Pictures/100002010000024500000065FA4982660FF6E3E4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0.609cm" svg:height="14.419cm" svg:x="5.572cm" svg:y="1.254cm">
          <draw:image xlink:href="Pictures/100049E80000297200003854B412CF6B90073DAC.svg" xlink:type="simple" xlink:show="embed" xlink:actuate="onLoad" draw:mime-type="image/svg+xml">
            <text:p/>
          </draw:image>
          <draw:image xlink:href="Pictures/1000020100000191000002216BB3AE879D19C49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2T22:55:07.645458718</meta:creation-date>
    <dc:date>2021-01-03T08:01:41.831915824</dc:date>
    <meta:editing-duration>PT8H15M32S</meta:editing-duration>
    <meta:editing-cycles>2</meta:editing-cycles>
    <meta:generator>LibreOffice/7.0.2.2$Linux_X86_64 LibreOffice_project/00$Build-2</meta:generator>
    <meta:document-statistic meta:object-count="8"/>
  </office:meta>
</office:document-meta>
</file>